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Courier New" svg:font-family="'Courier New'" style:font-adornments="Normal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Cross script scripting (XSS)</text:h>
      <text:h text:style-name="Heading_20_3" text:outline-level="3">Introduction</text:h>
      <text:p text:style-name="Text_20_body">Parler de la "same origin policy" <text:a xlink:type="simple" xlink:href="http://en.wikipedia.org/wiki/Same_origin_policy">http://en.wikipedia.org/wiki/Same_origin_policy</text:a> .</text:p>
      <text:h text:style-name="Heading_20_3" text:outline-level="3">Comment cela fonctionne</text:h>
      <text:p text:style-name="Text_20_body">Supposons que l'url suivante: <text:a xlink:type="simple" xlink:href="http://www.monsite.com/?search=paris">http://www.monsite.com/?search=paris</text:a> retourne ce fragment de HTML:</text:p>
      <text:p text:style-name="Code">&lt;p&gt;Votre recherche pour 'paris' n'a pas renvoyé de résultat.&lt;/p&gt;</text:p>
      <text:p text:style-name="Text_20_body">Si aucune validation ou aucun échappement de caractères spéciaux n'est fait, un attaquant pourrait construire un lien comme celui-ci: <text:a xlink:type="simple" xlink:href="http://www.monsite.com/?search=paris">http://www.monsite.com/?search=paris</text:a><text:a xlink:type="simple" xlink:href="http://www.google.com/search?q=flowers+%3Cscript%3Escript_malicieux()%3C/script%3E">+%3Cscript%3Escript_malicieux()%3C/script%3E</text:a></text:p>
      <text:p text:style-name="Text_20_body">Lorsque la victime cliquera sur le lien, le code suivant sera interprété par son navigateur:</text:p>
      <text:p text:style-name="Code">&lt;p&gt;Votre recherche pour '&lt;script&gt;script_malicieux()&lt;/script&gt;' n'a pas renvoyé de résultat.&lt;/p&gt;</text:p>
      <text:p text:style-name="Text_20_body">Puisque la page vient du domaine <text:a xlink:type="simple" xlink:href="http://www.monsite.com/">www.monsite.com</text:a>, le code exécuté a accès à l'environnement du navigateur pour ce domaine et notemment aux cookies. A partir de là, par exemple, un vol de session est possible.</text:p>
      <text:p text:style-name="Text_20_body">Notons au passage qu'il n'est même pas nécessaire que la victime clique sur le lien, puisqu'une balise &lt;iframe&gt; peut pointer sur ce lien, et le code sera exécuté de façon totalement trasparente.</text:p>
      <text:p text:style-name="Text_20_body">// Rappeler le fonctionnement de iframe, donner un exemple de iframe sans bordure et de 0px (invisible).</text:p>
      <text:p text:style-name="Text_20_body">Exemple</text:p>
      <text:p text:style-name="Text_20_body">// Mettre un exemple de code JavaScript malicieux et un code serveur qui réceptionne les cookies.</text:p>
      <text:h text:style-name="Heading_20_3" text:outline-level="3">Comment éviter le problème (changer ce titre …)</text:h>
      <text:p text:style-name="Text_20_body">// Mettre un exemple de code qui purge les entrées (par exemple une sous classe de httpservlet???).</text:p>
      <text:h text:style-name="Heading_20_2" text:outline-level="2">Accès aux fichiers</text:h>
      <text:h text:style-name="Heading_20_3" text:outline-level="3">Méthode rapide: via l'URL</text:h>
      <text:p text:style-name="Text_20_body">Voir: Insecure web app</text:p>
      <text:h text:style-name="Heading_20_4" text:outline-level="4">Code</text:h>
      <text:p text:style-name="Text_20_body">Voir: insecure/source/asc/ReportServlet.java</text:p>
      <text:p text:style-name="Code">String reportName = request.getPathInfo();</text:p>
      <text:p text:style-name="Code">InputStream is = getServletContext().getResourceAsStream("WEB-INF/reports/" <text:tab/>+reportName.trim());</text:p>
      <text:p text:style-name="Text_20_body">Changer le code et mettre quelque chose de plus simple et de plus grossier.</text:p>
      <text:h text:style-name="Heading_20_4" text:outline-level="4">Exemple</text:h>
      <text:p text:style-name="Text_20_body"><text:a xlink:type="simple" xlink:href="http://localhost:8080/insecure/resports/reportxxx.pdf">http://localhost:8080/insecure/resports/reportxxx.pdf</text:a></text:p>
      <text:h text:style-name="Heading_20_4" text:outline-level="4"><text:soft-page-break/>Attaque possible</text:h>
      <text:p text:style-name="Text_20_body">Téléchargement d'un autre fichier en entrant son chemin.</text:p>
      <text:p text:style-name="Text_20_body"><text:a xlink:type="simple" xlink:href="http://localhost:8080/insecure/resports/fichierxxx.pdf">http://localhost:8080/insecure/resports/fichierxxx.pdf</text:a></text:p>
      <text:p text:style-name="Text_20_body"><text:a xlink:type="simple" xlink:href="http://localhost:8080/insecure/resports/../../../config.xxx">http://localhost:8080/insecure/resports/../../../</text:a><text:a xlink:type="simple" xlink:href="http://localhost:8080/insecure/resports/../../../config.xxx">config.xxx</text:a> (à tester)</text:p>
      <text:h text:style-name="Heading_20_3" text:outline-level="3">Méthode naïve: choix limité via une liste dans un formulaire</text:h>
      <text:h text:style-name="Heading_20_4" text:outline-level="4">Code</text:h>
      <text:p text:style-name="Code">&lt;form name="form" method="post" action="report.php"&gt; <text:line-break/> <text:s text:c="3"/>&lt;select name="report"&gt; <text:line-break/> <text:s text:c="7"/>&lt;option value="report1.pdf" selected="selected"&gt;Report1 <text:line-break/> <text:s text:c="7"/>&lt;option value="report2.pdf"&gt;Report2 <text:line-break/> <text:s text:c="7"/>&lt;option value="report3.doc"&gt;Report3 <text:line-break/> <text:s text:c="3"/>&lt;/select&gt; <text:line-break/> <text:s text:c="3"/>&lt;p&gt; <text:line-break/> <text:s text:c="7"/>&lt;input type="submit" name="Submit" value="Submit"&gt; <text:line-break/> <text:s text:c="3"/>&lt;/p&gt; <text:line-break/>&lt;/form&gt;</text:p>
      <text:h text:style-name="Heading_20_4" text:outline-level="4">Attaque possible</text:h>
      <text:p text:style-name="Text_20_body">Interception de la requête POST avant l'envoi au serveur, et modification des données pour accéder à n'importe quel fichier.</text:p>
      <text:h text:style-name="Heading_20_4" text:outline-level="4">Exemple</text:h>
      <text:p text:style-name="Code">….&amp;report=report1.pdf&amp;..... ==&gt; ….&amp;report=fichierxxx&amp;.....</text:p>
      <text:p text:style-name="Text_20_body">Mettre des copies d'écran avec un proxy local (e.g. Paros).</text:p>
      <text:h text:style-name="Heading_20_4" text:outline-level="4">Conclusion</text:h>
      <text:p text:style-name="Text_20_body">Ne pas se fier à la validation côté client.</text:p>
      <text:h text:style-name="Heading_20_3" text:outline-level="3">Méthodes plus sécurisées</text:h>
      <text:h text:style-name="Heading_20_4" text:outline-level="4">Epuration des paramètres reçus</text:h>
      <text:p text:style-name="Text_20_body">Il s'agit par exemple d'éliminer les caractères interdits dans les noms de fichier, ce qui interdira la navigation dans le système de fichiers.</text:p>
      <text:h text:style-name="Heading_20_5" text:outline-level="5">Code</text:h>
      <text:p text:style-name="Code">reportName = reportName.replaceAll("[\\/...]", "");</text:p>
      <text:h text:style-name="Heading_20_4" text:outline-level="4">Utilisation d'une liste de fichiers autorisés</text:h>
      <text:p text:style-name="Text_20_body">Avoir un fichier contenant la liste des fichiers autorisés est une solution élégante, puisqu'il suffira d'ajouter ou de retirer des entrées à la volée pour autoriser ou non des fichiers.</text:p>
      <text:h text:style-name="Heading_20_5" text:outline-level="5">Code</text:h>
      <text:p text:style-name="Code">boolean found = false;</text:p>
      <text:p text:style-name="Code"/>
      <text:p text:style-name="Code">// Charge les fichiers autorisés dans une liste de String.</text:p>
      <text:p text:style-name="Code"><text:soft-page-break/>List&lt;String&gt; reports = loadReports("reports.xml");</text:p>
      <text:p text:style-name="Code">for (String report : reports) {</text:p>
      <text:p text:style-name="Code"><text:s text:c="4"/>if (report.equals(reportName) {</text:p>
      <text:p text:style-name="Code"><text:s text:c="8"/>found = true;</text:p>
      <text:p text:style-name="Code"><text:s text:c="8"/>break;</text:p>
      <text:p text:style-name="Code"><text:s text:c="4"/>}</text:p>
      <text:p text:style-name="Code">}</text:p>
      <text:p text:style-name="Code"/>
      <text:p text:style-name="Code">if (found == false) {</text:p>
      <text:p text:style-name="Code"><text:s text:c="4"/>throw new Exception (…);</text:p>
      <text:p text:style-name="Code">}</text:p>
      <text:p text:style-name="Code"/>
      <text:p text:style-name="Code">// Code d'envoi du fichie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ourier New" svg:font-family="'Courier New'" style:font-adornments="Normal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Code" style:family="paragraph" style:parent-style-name="Standard" style:master-page-name="">
      <style:paragraph-properties style:page-number="auto"/>
      <style:text-properties style:font-name="Courier New" fo:font-size="10.5pt" style:font-size-asian="10.5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7-20T10:46:17</meta:creation-date>
    <meta:document-statistic meta:table-count="0" meta:image-count="0" meta:object-count="0" meta:page-count="3" meta:paragraph-count="61" meta:word-count="458" meta:character-count="3565"/>
    <dc:date>2011-07-20T10:46:45</dc:date>
    <meta:editing-duration>PT00H00M28S</meta:editing-duration>
    <meta:editing-cycles>1</meta:editing-cycles>
    <meta:generator>OpenOffice.org/3.2$Linux OpenOffice.org_project/320m12$Build-9483</meta:generator>
  </office:meta>
</office:document-meta>
</file>